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5pt" style:text-underline-style="solid" style:text-underline-width="auto" style:text-underline-color="font-color" fo:font-weight="bold" officeooo:rsid="00200cd1" officeooo:paragraph-rsid="00200cd1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5pt" style:text-underline-style="solid" style:text-underline-width="auto" style:text-underline-color="font-color" fo:font-weight="bold" officeooo:rsid="00206028" officeooo:paragraph-rsid="00206028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5pt" style:text-underline-style="none" fo:font-weight="normal" officeooo:rsid="00206028" officeooo:paragraph-rsid="00206028" style:font-size-asian="15pt" style:font-weight-asian="normal" style:font-size-complex="15pt" style:font-weight-complex="normal"/>
    </style:style>
    <style:style style:name="P4" style:family="paragraph" style:parent-style-name="Standard" style:list-style-name="L6">
      <style:paragraph-properties fo:line-height="150%" fo:text-align="start" style:justify-single-word="false"/>
      <style:text-properties officeooo:rsid="00206028" officeooo:paragraph-rsid="0022137a"/>
    </style:style>
    <style:style style:name="P5" style:family="paragraph" style:parent-style-name="Standard">
      <style:paragraph-properties fo:line-height="150%" fo:text-align="start" style:justify-single-word="false"/>
      <style:text-properties officeooo:rsid="00206028" officeooo:paragraph-rsid="0022137a"/>
    </style:style>
    <style:style style:name="P6" style:family="paragraph" style:parent-style-name="Standard" style:list-style-name="L8">
      <style:paragraph-properties fo:line-height="150%" fo:text-align="start" style:justify-single-word="false"/>
      <style:text-properties officeooo:rsid="0022137a" officeooo:paragraph-rsid="0022137a" fo:background-color="#ffffff"/>
    </style:style>
    <style:style style:name="P7" style:family="paragraph" style:parent-style-name="Standard">
      <style:paragraph-properties fo:line-height="150%" fo:text-align="start" style:justify-single-word="false"/>
      <style:text-properties officeooo:rsid="002484e8" officeooo:paragraph-rsid="002484e8" fo:background-color="#ffffff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232e73" officeooo:paragraph-rsid="002484e8" fo:background-color="#ffffff"/>
    </style:style>
    <style:style style:name="P9" style:family="paragraph" style:parent-style-name="Standard">
      <style:paragraph-properties fo:line-height="150%" fo:text-align="start" style:justify-single-word="false"/>
      <style:text-properties officeooo:rsid="0022137a" officeooo:paragraph-rsid="0022137a" fo:background-color="#9999ff"/>
    </style:style>
    <style:style style:name="P10" style:family="paragraph" style:parent-style-name="Standard" style:list-style-name="L11">
      <style:paragraph-properties fo:line-height="150%" fo:text-align="start" style:justify-single-word="false"/>
      <style:text-properties officeooo:rsid="00232e73" officeooo:paragraph-rsid="00232e73" fo:background-color="#9999ff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officeooo:rsid="0022137a" officeooo:paragraph-rsid="0022137a" fo:background-color="transparent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officeooo:rsid="00232e73" officeooo:paragraph-rsid="00232e73" fo:background-color="transparent"/>
    </style:style>
    <style:style style:name="P13" style:family="paragraph" style:parent-style-name="Standard">
      <style:paragraph-properties fo:line-height="150%" fo:text-align="start" style:justify-single-word="false"/>
      <style:text-properties officeooo:rsid="00232e73" officeooo:paragraph-rsid="002484e8" fo:background-color="transparent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officeooo:rsid="002484e8" officeooo:paragraph-rsid="002484e8" fo:background-color="transparent"/>
    </style:style>
    <style:style style:name="P15" style:family="paragraph" style:parent-style-name="Standard">
      <style:paragraph-properties fo:line-height="150%" fo:text-align="start" style:justify-single-word="false"/>
      <style:text-properties officeooo:rsid="002484e8" officeooo:paragraph-rsid="002484e8" fo:background-color="transparent"/>
    </style:style>
    <style:style style:name="P16" style:family="paragraph" style:parent-style-name="Standard" style:list-style-name="L11">
      <style:paragraph-properties fo:line-height="150%" fo:text-align="start" style:justify-single-word="false"/>
      <style:text-properties officeooo:rsid="00232e73" officeooo:paragraph-rsid="00232e73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officeooo:paragraph-rsid="00206028"/>
    </style:style>
    <style:style style:name="P18" style:family="paragraph" style:parent-style-name="Standard" style:list-style-name="L7">
      <style:paragraph-properties fo:line-height="150%" fo:text-align="start" style:justify-single-word="false"/>
      <style:text-properties officeooo:paragraph-rsid="0022137a"/>
    </style:style>
    <style:style style:name="T1" style:family="text">
      <style:text-properties officeooo:rsid="00206028"/>
    </style:style>
    <style:style style:name="T2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206028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22137a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normal" officeooo:rsid="002484e8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none" fo:font-weight="normal" officeooo:rsid="0025de7b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none" fo:font-weight="normal" officeooo:rsid="00279db2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fo:background-color="#9999ff" loext:char-shading-value="0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officeooo:rsid="002484e8" fo:background-color="#9999ff" loext:char-shading-value="0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none" fo:font-weight="normal" officeooo:rsid="0022137a" fo:background-color="#9999ff" loext:char-shading-value="0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none" fo:font-weight="normal" officeooo:rsid="00206028" fo:background-color="#ffffff" loext:char-shading-value="0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none" fo:font-weight="normal" officeooo:rsid="0022137a" fo:background-color="transparent" loext:char-shading-value="0" style:font-size-asian="15pt" style:font-weight-asian="normal" style:font-size-complex="15pt" style:font-weight-complex="normal"/>
    </style:style>
    <style:style style:name="T13" style:family="text">
      <style:text-properties fo:font-size="15pt" style:text-underline-style="none" fo:font-weight="normal" fo:background-color="transparent" loext:char-shading-value="0" style:font-size-asian="15pt" style:font-weight-asian="normal" style:font-size-complex="15pt" style:font-weight-complex="normal"/>
    </style:style>
    <style:style style:name="T1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al Time </text:span>Weather Data <text:span text:style-name="T1">Sink into HDFS using Flume</text:span></text:p>
      <text:p text:style-name="P2">Prerequisite</text:p>
      <text:list xml:id="list2243634976043569181" text:style-name="L1">
        <text:list-item>
          <text:p text:style-name="P3">Please ensure you have python installed on your ubuntu.</text:p>
        </text:list-item>
      </text:list>
      <text:p text:style-name="P2">Follow the below steps to ingest weather data to hdfs:</text:p>
      <text:list xml:id="list3438228187810383719" text:style-name="L2">
        <text:list-item>
          <text:p text:style-name="P17"><text:span text:style-name="T3">Create a file weather.conf as follows:</text:span></text:p>
        </text:list-item>
      </text:list>
      <text:list xml:id="list3329213330741081911" text:style-name="L6">
        <text:list-item>
          <text:list>
            <text:list-item>
              <text:list>
                <text:list-item>
                  <text:list>
                    <text:list-item>
                      <text:p text:style-name="P4"><text:span text:style-name="T2">Open terminal and type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2"><text:tab/><text:tab/></text:span><text:span text:style-name="T8">gedit weather.conf</text:span></text:p>
      <text:list xml:id="list7518222979896797615" text:style-name="L7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11">In weather.conf typ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10">WeatherAgent.sources=pstream</text:span></text:p>
      <text:p text:style-name="P9"><text:span text:style-name="T2">WeatherAgent.channels=memoryChannel</text:span></text:p>
      <text:p text:style-name="P9"><text:span text:style-name="T2">WeatherAgent.sinks=HDFS</text:span></text:p>
      <text:p text:style-name="P9"><text:span text:style-name="T2">WeatherAgent.sources.pstream.type=exec</text:span></text:p>
      <text:p text:style-name="P9"><text:span text:style-name="T2">WeatherAgent.sources.pstream.command = python /home/saurabh/Documents/print_weatherInfo.py</text:span></text:p>
      <text:p text:style-name="P9"><text:span text:style-name="T2">WeatherAgent.sinks.HDFS.type=hdfs</text:span></text:p>
      <text:p text:style-name="P9"><text:span text:style-name="T2">WeatherAgent.sinks.HDFS.hdfs.path= /Weather_feed</text:span></text:p>
      <text:p text:style-name="P9"><text:span text:style-name="T2">WeatherAgent.sinks.HDFS.hdfs.fileType=DataStream</text:span></text:p>
      <text:p text:style-name="P9"><text:span text:style-name="T2">WeatherAgent.sinks.HDFS.hdfs.writeFormat=Text</text:span></text:p>
      <text:p text:style-name="P9"><text:span text:style-name="T2">WeatherAgent.channels.memoryChannel.type=memory</text:span></text:p>
      <text:p text:style-name="P9"><text:span text:style-name="T2">WeatherAgent.channels.memoryChannel.capacity=1000</text:span></text:p>
      <text:p text:style-name="P9"><text:span text:style-name="T2">WeatherAgent.channels.memoryChannel.transactionCapacity=100</text:span></text:p>
      <text:p text:style-name="P9"><text:span text:style-name="T2">WeatherAgent.sinks.HDFS.channel=memoryChannel</text:span></text:p>
      <text:p text:style-name="P9"><text:span text:style-name="T2">WeatherAgent.sources.pstream.channels=memoryChannel</text:span></text:p>
      <text:list xml:id="list1072415518114269958" text:style-name="L8">
        <text:list-item>
          <text:p text:style-name="P6"><text:span text:style-name="T2">Move this weather.conf to /usr/local/flume/conf as:</text:span></text:p>
        </text:list-item>
      </text:list>
      <text:p text:style-name="P9"><text:span text:style-name="T2">sudo mv weather.conf /usr/local/flume/conf</text:span></text:p>
      <text:list xml:id="list151540910419418" text:continue-list="list3438228187810383719" text:style-name="L2">
        <text:list-item>
          <text:p text:style-name="P11"><text:span text:style-name="T2">Create a python script as follows:</text:span></text:p>
        </text:list-item>
      </text:list>
      <text:list xml:id="list3965361115728479041" text:style-name="L11">
        <text:list-item>
          <text:p text:style-name="P16"><text:span text:style-name="T12">O</text:span><text:span text:style-name="T13">pen termial and type:</text:span></text:p>
          <text:p text:style-name="P10"><text:span text:style-name="T2">cd /Desktop/</text:span></text:p>
          <text:p text:style-name="P10"><text:soft-page-break/><text:span text:style-name="T2">gedit print_weatherInfo.py</text:span></text:p>
        </text:list-item>
        <text:list-item>
          <text:p text:style-name="P16"><text:span text:style-name="T13">In print_weatherinfo.py type:</text:span></text:p>
          <text:p text:style-name="P16"><text:span text:style-name="T8">import urllib2</text:span></text:p>
          <text:p text:style-name="P10"><text:span text:style-name="T2">response =</text:span></text:p>
          <text:p text:style-name="P10"><text:span text:style-name="T2">urllib2.urlopen('http://api.apixu.com/v1/current.json?key=50e18156d7704eac99d93832191704&amp;q&amp;q=jaipur')</text:span></text:p>
          <text:p text:style-name="P10"><text:span text:style-name="T2">html = response.read()</text:span></text:p>
          <text:p text:style-name="P10"><text:span text:style-name="T2">print(html)</text:span></text:p>
        </text:list-item>
        <text:list-item>
          <text:p text:style-name="P16"><text:span text:style-name="T13">Save and exit</text:span></text:p>
        </text:list-item>
      </text:list>
      <text:list xml:id="list151541025621025" text:continue-list="list151540910419418" text:style-name="L2">
        <text:list-item>
          <text:p text:style-name="P12"><text:span text:style-name="T2">Now run </text:span><text:span text:style-name="T5">the flume job using command:</text:span></text:p>
        </text:list-item>
      </text:list>
      <text:p text:style-name="P13"><text:span text:style-name="T5"><text:tab/><text:tab/></text:span><text:span text:style-name="T9">flume-ng agent -n WeatherAgent -c conf -f /usr/local/flume/conf/weather.conf</text:span></text:p>
      <text:p text:style-name="P7"><text:span text:style-name="T5">N</text:span><text:span text:style-name="T2">ote:</text:span></text:p>
      <text:list xml:id="list151541079247226" text:continue-numbering="true" text:style-name="L2">
        <text:list-header>
          <text:p text:style-name="P14"><text:span text:style-name="T2">Here we are using a sample </text:span><text:span text:style-name="T6">www.</text:span><text:span text:style-name="T2">apixu.com api i.e.</text:span></text:p>
        </text:list-header>
      </text:list>
      <text:p text:style-name="P8"><text:a xlink:type="simple" xlink:href="http://api.apixu.com/v1/current.json?key=50e18156d7704eac99d93832191704&amp;q&amp;q=jaipur" text:style-name="Internet_20_link" text:visited-style-name="Visited_20_Internet_20_Link">http://api.apixu.com/v1/current.json?key=50e18156d7704eac99d93832191704&amp;q&amp;q=jaipur</text:a><text:span text:style-name="T15">'</text:span><text:span text:style-name="T2"> </text:span></text:p>
      <text:p text:style-name="P15"><text:span text:style-name="T2">In order to get desired data create you own </text:span><text:span text:style-name="T7">www.</text:span><text:span text:style-name="T2">apixu.com api and replace it with the above api in print_weatherInfo.py file.</text:span></text:p>
      <text:p text:style-name="P15"><text:span text:style-name="T2">And in this documentation /Weather_feed is the destination directory in HDFS where data is stored, you can change it accordingly in weather.conf file.</text:span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3:37:37.355337878</meta:creation-date>
    <dc:date>2019-06-19T15:15:31.238899298</dc:date>
    <meta:editing-duration>PT34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188" meta:character-count="1847" meta:non-whitespace-character-count="1710"/>
  </office:meta>
</office:document-meta>
</file>